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f19" officeooo:paragraph-rsid="00040f19"/>
    </style:style>
    <style:style style:name="P2" style:family="paragraph" style:parent-style-name="Standard">
      <style:text-properties officeooo:rsid="00042391" officeooo:paragraph-rsid="00042391"/>
    </style:style>
    <style:style style:name="P3" style:family="paragraph" style:parent-style-name="Standard">
      <style:text-properties officeooo:rsid="0005ada2" officeooo:paragraph-rsid="0005ada2"/>
    </style:style>
    <style:style style:name="P4" style:family="paragraph" style:parent-style-name="Standard">
      <style:text-properties officeooo:rsid="000651c9" officeooo:paragraph-rsid="000651c9"/>
    </style:style>
    <style:style style:name="P5" style:family="paragraph" style:parent-style-name="Standard">
      <style:text-properties officeooo:rsid="000651c9" officeooo:paragraph-rsid="000f7b35"/>
    </style:style>
    <style:style style:name="P6" style:family="paragraph" style:parent-style-name="Standard">
      <style:text-properties officeooo:rsid="000651c9" officeooo:paragraph-rsid="001280ba"/>
    </style:style>
    <style:style style:name="P7" style:family="paragraph" style:parent-style-name="Standard">
      <style:text-properties officeooo:rsid="001280ba" officeooo:paragraph-rsid="001280ba"/>
    </style:style>
    <style:style style:name="P8" style:family="paragraph" style:parent-style-name="Standard">
      <style:text-properties officeooo:rsid="00140c4e" officeooo:paragraph-rsid="00140c4e"/>
    </style:style>
    <style:style style:name="P9" style:family="paragraph" style:parent-style-name="Standard">
      <style:text-properties officeooo:rsid="00140c4e" officeooo:paragraph-rsid="0019014d"/>
    </style:style>
    <style:style style:name="P10" style:family="paragraph" style:parent-style-name="Standard">
      <style:text-properties officeooo:rsid="001d7fa2" officeooo:paragraph-rsid="001d7fa2"/>
    </style:style>
    <style:style style:name="P11" style:family="paragraph" style:parent-style-name="Standard">
      <style:text-properties officeooo:rsid="002188f7" officeooo:paragraph-rsid="002188f7"/>
    </style:style>
    <style:style style:name="P12" style:family="paragraph" style:parent-style-name="Standard">
      <style:text-properties officeooo:rsid="002b3ca3" officeooo:paragraph-rsid="002b3ca3"/>
    </style:style>
    <style:style style:name="P13" style:family="paragraph" style:parent-style-name="Standard">
      <style:text-properties officeooo:rsid="002d39d8" officeooo:paragraph-rsid="002d39d8"/>
    </style:style>
    <style:style style:name="P14" style:family="paragraph" style:parent-style-name="Standard">
      <style:text-properties officeooo:rsid="00320ae5" officeooo:paragraph-rsid="00320ae5"/>
    </style:style>
    <style:style style:name="P15" style:family="paragraph" style:parent-style-name="Standard">
      <style:text-properties officeooo:rsid="00347c70" officeooo:paragraph-rsid="00347c70"/>
    </style:style>
    <style:style style:name="P16" style:family="paragraph" style:parent-style-name="Standard">
      <style:text-properties officeooo:rsid="00354973" officeooo:paragraph-rsid="00354973"/>
    </style:style>
    <style:style style:name="T1" style:family="text">
      <style:text-properties officeooo:rsid="000651c9"/>
    </style:style>
    <style:style style:name="T2" style:family="text">
      <style:text-properties officeooo:rsid="00066be7"/>
    </style:style>
    <style:style style:name="T3" style:family="text">
      <style:text-properties officeooo:rsid="0009638b"/>
    </style:style>
    <style:style style:name="T4" style:family="text">
      <style:text-properties officeooo:rsid="000dbfa5"/>
    </style:style>
    <style:style style:name="T5" style:family="text">
      <style:text-properties officeooo:rsid="000f7b35"/>
    </style:style>
    <style:style style:name="T6" style:family="text">
      <style:text-properties officeooo:rsid="001280ba"/>
    </style:style>
    <style:style style:name="T7" style:family="text">
      <style:text-properties officeooo:rsid="0015ffed"/>
    </style:style>
    <style:style style:name="T8" style:family="text">
      <style:text-properties officeooo:rsid="00180dc3"/>
    </style:style>
    <style:style style:name="T9" style:family="text">
      <style:text-properties officeooo:rsid="001ae79b"/>
    </style:style>
    <style:style style:name="T10" style:family="text">
      <style:text-properties officeooo:rsid="001b855e"/>
    </style:style>
    <style:style style:name="T11" style:family="text">
      <style:text-properties officeooo:rsid="001d7fa2"/>
    </style:style>
    <style:style style:name="T12" style:family="text">
      <style:text-properties officeooo:rsid="001eef97"/>
    </style:style>
    <style:style style:name="T13" style:family="text">
      <style:text-properties officeooo:rsid="00231154"/>
    </style:style>
    <style:style style:name="T14" style:family="text">
      <style:text-properties officeooo:rsid="00251766"/>
    </style:style>
    <style:style style:name="T15" style:family="text">
      <style:text-properties officeooo:rsid="00263f85"/>
    </style:style>
    <style:style style:name="T16" style:family="text">
      <style:text-properties officeooo:rsid="0027fc60"/>
    </style:style>
    <style:style style:name="T17" style:family="text">
      <style:text-properties officeooo:rsid="00282158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officeooo:rsid="00360297"/>
    </style:style>
    <style:style style:name="T21" style:family="text">
      <style:text-properties officeooo:rsid="00366c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Spring Cloud, we have discovery server/ registry server and that connects all the microservices.</text:p>
      <text:p text:style-name="P1"/>
      <text:p text:style-name="P2">Discovery/ Registry Servers is where the microservices(Ex: Customerms and Productms) gets registerd.</text:p>
      <text:p text:style-name="P2"/>
      <text:p text:style-name="P3">The <text:span text:style-name="T1">1</text:span>st thing we require to connect 2 microservices is <text:s/>ip/localhost/domain : port/ -&gt; this will be not required in code as we use the name of the other microservice and from that name we fetch.</text:p>
      <text:p text:style-name="P3"/>
      <text:p text:style-name="P4">Yesterday, we’ve seen something called eureka.client.registry<text:span text:style-name="T6">WithEureka = false</text:span> in application.propertries of registry project, </text:p>
      <text:p text:style-name="P4"/>
      <text:p text:style-name="P4"><text:tab/><text:span text:style-name="T2">We usually won’t have a single instance of productms , we’ll atleast have 2 instances so, that <text:tab/>if one thing crashes, the other instance wil</text:span><text:span text:style-name="T3">l</text:span><text:span text:style-name="T2"> continue the work. </text:span><text:span text:style-name="T3">i.e to avoid single point of <text:tab/>failure.</text:span></text:p>
      <text:p text:style-name="P4"/>
      <text:p text:style-name="P5"><text:tab/><text:span text:style-name="T4">Let’s assume, we’ve had 2 customerms instances and 2 productms instances in directory <text:tab/>server, then also, we are prone to single of point of failure, cuz what if the dicovery server <text:tab/>itself crashes, SO in reality we keep multiple instances of microservices and register them in <text:tab/>multiple dicovery servers </text:span><text:span text:style-name="T5">and the discovery servers exchange data so, that both are in sync.</text:span><text:span text:style-name="T4">.</text:span></text:p>
      <text:p text:style-name="P5"><text:tab/></text:p>
      <text:p text:style-name="P7">So, </text:p>
      <text:p text:style-name="P6"><text:tab/>eureka.client.registry<text:span text:style-name="T6">WithEureka means register with another discovery service. As we’re <text:tab/>not doing that yesterday, we kept it false</text:span></text:p>
      <text:p text:style-name="P6"/>
      <text:p text:style-name="P6"><text:tab/><text:span text:style-name="T6">eureka.client.fetchRegistry <text:s/>will fetch that instance of Directory server.</text:span></text:p>
      <text:p text:style-name="P6"/>
      <text:p text:style-name="P6"><text:tab/><text:span text:style-name="T6">Usually, during development wew use only one instance of directory server and use multiple <text:tab/>directory serrvers in production.</text:span></text:p>
      <text:p text:style-name="P6"/>
      <text:p text:style-name="P8">Load Balancer :</text:p>
      <text:p text:style-name="P8"/>
      <text:p text:style-name="P9"><text:tab/>Server Side Load Balancer : </text:p>
      <text:p text:style-name="P9"><text:span text:style-name="T7"><text:tab/><text:tab/>This is the traditioanl one even without microservices we use this, <text:s/><text:tab/><text:tab/><text:tab/><text:tab/>We’ll use different machines for the </text:span><text:span text:style-name="T8">different instances of the <text:tab/><text:tab/><text:tab/><text:tab/><text:tab/></text:span><text:span text:style-name="T7">application/</text:span><text:span text:style-name="T8">service/server</text:span><text:span text:style-name="T7"> to <text:tab/>manage the load. </text:span><text:span text:style-name="T8">There will be a load balancer, that <text:tab/><text:tab/>manages the requests and send the request to different server instances, to manage <text:tab/><text:tab/>the load.</text:span></text:p>
      <text:p text:style-name="P8"/>
      <text:p text:style-name="P8"><text:tab/><text:tab/><text:span text:style-name="T8">Here the clients/ people who use the app are dumb as they don’t know whaich <text:tab/><text:tab/><text:tab/>request is going to which server.</text:span></text:p>
      <text:p text:style-name="P8"/>
      <text:p text:style-name="P8"><text:tab/></text:p>
      <text:p text:style-name="P8"><text:tab/><text:span text:style-name="T9">Client Side Load balancer : </text:span></text:p>
      <text:p text:style-name="P8"><text:tab/><text:tab/><text:span text:style-name="T9">There will be different services, and thetre will be dicovery server, where these <text:tab/><text:tab/><text:tab/>services are clients of dicovery server. </text:span><text:span text:style-name="T10">These clients are inteligent enough, and they <text:tab/><text:tab/>have the load balancing alogirithm inbuilt, So, here the clients know to wqhich server <text:tab/><text:tab/>instanve the request needs to be sent.</text:span></text:p>
      <text:p text:style-name="P8"/>
      <text:p text:style-name="P8"><text:tab/><text:span text:style-name="T11">Server Side LB :</text:span></text:p>
      <text:p text:style-name="P8"><text:tab/><text:tab/>- <text:span text:style-name="T11">Clients are dumb</text:span></text:p>
      <text:p text:style-name="P8"><text:tab/><text:tab/>- <text:span text:style-name="T12">Load Balancing is done, externally outside the clients/services.</text:span></text:p>
      <text:p text:style-name="P8"/>
      <text:p text:style-name="P8"><text:soft-page-break/></text:p>
      <text:p text:style-name="P10"><text:tab/>Client Side LB</text:p>
      <text:p text:style-name="P10"><text:tab/><text:tab/>- Clients are inteligent.</text:p>
      <text:p text:style-name="P10"><text:tab/><text:tab/>- Load balancing is built inside the client/service itself, as we’ve mentioned <text:tab/><text:tab/><text:tab/>@LoadBalanced <text:s/>yesterday, spring cloud will manage it.</text:p>
      <text:p text:style-name="P10"><text:tab/><text:tab/></text:p>
      <text:p text:style-name="P10"/>
      <text:p text:style-name="P11">GateWay :</text:p>
      <text:p text:style-name="P11">-------------</text:p>
      <text:p text:style-name="P11"><text:tab/>- <text:span text:style-name="T16">Gateway is a single point of entry. </text:span><text:span text:style-name="T17">And can be used in any ways in application, One of the <text:tab/>importatnt thing among them is is using it for logging, keeping count of requests etc, Used <text:tab/>for authentication and authorization we do it before the requests eneter the services.</text:span></text:p>
      <text:p text:style-name="P11"/>
      <text:p text:style-name="P11"><text:tab/>- Gateway is used for nothing that forwarding.</text:p>
      <text:p text:style-name="P11"/>
      <text:p text:style-name="P11"><text:tab/>- <text:span text:style-name="T13">For example, We had loging, we usually have to do it every microservices, but that <text:tab/>repetative right, SO, we use a gateway where we give the code which can be forwarded to <text:tab/>any of the microservices when and where required.</text:span></text:p>
      <text:p text:style-name="P11"/>
      <text:p text:style-name="P11"><text:tab/>- <text:span text:style-name="T15">In genaral, </text:span><text:span text:style-name="T14">Its like , we have a 3 rooms, instead of guarding each and every room, make <text:tab/>single entry point the like the gate, and provide the guards there, so thta everyone, will enterr <text:tab/>through that gate and no need to guard each room.</text:span></text:p>
      <text:p text:style-name="P11"/>
      <text:p text:style-name="P11"/>
      <text:p text:style-name="P12">Yaml File : The file which can be used as an alternative for application.properties, Can have more information and less verbose, tough to write, more readable.</text:p>
      <text:p text:style-name="P12"/>
      <text:p text:style-name="P12"><text:tab/>We can provide information from either appliucation.properties or application.yml Spring <text:tab/>can take from them</text:p>
      <text:p text:style-name="P12"/>
      <text:p text:style-name="P13"><text:tab/>We can download yaml plugin and convert to yaml plugins from IDE, we can convert <text:tab/>properrties file to yaml and yaml file to properties file.</text:p>
      <text:p text:style-name="P13"/>
      <text:p text:style-name="P14">As we’ve seen the demo shown, we configure the gateway service, in such a away that if we use that gatewway url, it has to forward the requests to the ones service linked to it, properties file with id.</text:p>
      <text:p text:style-name="P14"/>
      <text:p text:style-name="P14"/>
      <text:p text:style-name="P15">Steps to follow <text:span text:style-name="T20">in MicroServices</text:span>:</text:p>
      <text:p text:style-name="P15">-------------------------------------------</text:p>
      <text:p text:style-name="P15">1. Anaalyse which Microservices are to be created.</text:p>
      <text:p text:style-name="P15">2. Create separate REST applications as Microservices, Seperate MicroServices and Pass the Test cases, This we’ll do in Isolation mode</text:p>
      <text:p text:style-name="P15"><text:tab/>Isolation Mode : Ex: OrderMicroService will be depenedent on Product MicroService, but <text:tab/>we cannot wait until product microservice gets finished, SO we use Isolation Mode.</text:p>
      <text:p text:style-name="P15">3. Integrate the MicroServices.</text:p>
      <text:p text:style-name="P15"><text:tab/>95% of code is already done in 2<text:span text:style-name="T18">nd</text:span> step, we need to add minor codes, to send requests in the <text:tab/>3<text:span text:style-name="T18">rd</text:span> step.</text:p>
      <text:p text:style-name="P16">4. Add discovery concepts – make them discovery <text:span text:style-name="T21">clients </text:span>, by keeping one discovery server.</text:p>
      <text:p text:style-name="P16">5. Do, Gateways – Authentication – Authorization.</text:p>
      <text:p text:style-name="P16"/>
      <text:p text:style-name="P14"><text:tab/></text:p>
      <text:p text:style-name="P14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4"/>
      <text:p text:style-name="P4"><text:tab/></text:p>
      <text:p text:style-name="P4"/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09:37:37.954144651</meta:creation-date>
    <meta:generator>LibreOffice/7.3.7.2$Linux_X86_64 LibreOffice_project/30$Build-2</meta:generator>
    <dc:date>2022-12-14T11:40:07.017201649</dc:date>
    <meta:editing-duration>PT2H2M6S</meta:editing-duration>
    <meta:editing-cycles>45</meta:editing-cycles>
    <meta:document-statistic meta:table-count="0" meta:image-count="0" meta:object-count="0" meta:page-count="4" meta:paragraph-count="47" meta:word-count="743" meta:character-count="4662" meta:non-whitespace-character-count="3867"/>
  </office:meta>
</office:document-meta>
</file>